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0ef5e" officeooo:paragraph-rsid="0000ef5e"/>
    </style:style>
    <style:style style:name="P2" style:family="paragraph" style:parent-style-name="Standard">
      <style:text-properties officeooo:rsid="00048289" officeooo:paragraph-rsid="00048289"/>
    </style:style>
    <style:style style:name="P3" style:family="paragraph" style:parent-style-name="Standard">
      <style:text-properties fo:font-weight="bold" officeooo:rsid="00054136" officeooo:paragraph-rsid="00054136" style:font-weight-asian="bold" style:font-weight-complex="bold"/>
    </style:style>
    <style:style style:name="P4" style:family="paragraph" style:parent-style-name="Standard">
      <style:text-properties fo:font-weight="bold" officeooo:rsid="00061b2b" officeooo:paragraph-rsid="00061b2b" style:font-weight-asian="bold" style:font-weight-complex="bold"/>
    </style:style>
    <style:style style:name="P5" style:family="paragraph" style:parent-style-name="Standard">
      <style:text-properties fo:font-weight="bold" officeooo:rsid="0007c017" officeooo:paragraph-rsid="0007c017" style:font-weight-asian="bold" style:font-weight-complex="bold"/>
    </style:style>
    <style:style style:name="P6" style:family="paragraph" style:parent-style-name="Standard">
      <style:text-properties fo:font-weight="bold" officeooo:rsid="0008f26d" officeooo:paragraph-rsid="0008f26d" style:font-weight-asian="bold" style:font-weight-complex="bold"/>
    </style:style>
    <style:style style:name="P7" style:family="paragraph" style:parent-style-name="Standard">
      <style:text-properties fo:font-weight="bold" officeooo:rsid="000a686b" officeooo:paragraph-rsid="000a686b" style:font-weight-asian="bold" style:font-weight-complex="bold"/>
    </style:style>
    <style:style style:name="P8" style:family="paragraph" style:parent-style-name="Standard">
      <style:text-properties fo:font-weight="bold" officeooo:rsid="000eb028" officeooo:paragraph-rsid="000eb028" style:font-weight-asian="bold" style:font-weight-complex="bold"/>
    </style:style>
    <style:style style:name="P9" style:family="paragraph" style:parent-style-name="Standard">
      <style:text-properties fo:font-weight="bold" officeooo:rsid="00104017" officeooo:paragraph-rsid="00104017" style:font-weight-asian="bold" style:font-weight-complex="bold"/>
    </style:style>
    <style:style style:name="P10" style:family="paragraph" style:parent-style-name="Standard">
      <style:text-properties fo:font-weight="bold" officeooo:rsid="0012faf8" officeooo:paragraph-rsid="0012faf8" style:font-weight-asian="bold" style:font-weight-complex="bold"/>
    </style:style>
    <style:style style:name="P11" style:family="paragraph" style:parent-style-name="Table_20_Contents">
      <style:text-properties officeooo:rsid="00121e6b" officeooo:paragraph-rsid="00121e6b"/>
    </style:style>
    <style:style style:name="P12" style:family="paragraph" style:parent-style-name="Standard">
      <style:text-properties fo:font-weight="normal" officeooo:rsid="00048289" officeooo:paragraph-rsid="00048289" style:font-weight-asian="normal" style:font-weight-complex="normal"/>
    </style:style>
    <style:style style:name="P13" style:family="paragraph" style:parent-style-name="Standard">
      <style:text-properties fo:font-weight="normal" officeooo:rsid="00061b2b" officeooo:paragraph-rsid="00054136" style:font-weight-asian="normal" style:font-weight-complex="normal"/>
    </style:style>
    <style:style style:name="P14" style:family="paragraph" style:parent-style-name="Standard">
      <style:text-properties fo:font-weight="normal" officeooo:rsid="0007c017" officeooo:paragraph-rsid="00061b2b" style:font-weight-asian="normal" style:font-weight-complex="normal"/>
    </style:style>
    <style:style style:name="P15" style:family="paragraph" style:parent-style-name="Standard">
      <style:text-properties fo:font-weight="normal" officeooo:rsid="0008f26d" officeooo:paragraph-rsid="0007c017" style:font-weight-asian="normal" style:font-weight-complex="normal"/>
    </style:style>
    <style:style style:name="P16" style:family="paragraph" style:parent-style-name="Standard">
      <style:text-properties fo:font-weight="normal" officeooo:rsid="0008f26d" officeooo:paragraph-rsid="0008f26d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0b83bd" officeooo:paragraph-rsid="000b83bd" style:font-weight-asian="bold" style:font-weight-complex="bold"/>
    </style:style>
    <style:style style:name="P18" style:family="paragraph" style:parent-style-name="Standard" style:list-style-name="L1">
      <style:text-properties fo:font-weight="bold" officeooo:rsid="000ccc7e" officeooo:paragraph-rsid="000ccc7e" style:font-weight-asian="bold" style:font-weight-complex="bold"/>
    </style:style>
    <style:style style:name="P19" style:family="paragraph" style:parent-style-name="Standard" style:list-style-name="L3">
      <style:text-properties fo:font-weight="bold" officeooo:rsid="00104017" officeooo:paragraph-rsid="00104017" style:font-weight-asian="bold" style:font-weight-complex="bold"/>
    </style:style>
    <style:style style:name="P20" style:family="paragraph" style:parent-style-name="Standard" style:list-style-name="L4">
      <style:text-properties fo:font-weight="bold" officeooo:rsid="0012faf8" officeooo:paragraph-rsid="0012faf8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0ccc7e" officeooo:paragraph-rsid="000ccc7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eb028" officeooo:paragraph-rsid="000eb028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104017" officeooo:paragraph-rsid="00104017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04017" officeooo:paragraph-rsid="00104017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2faf8" officeooo:paragraph-rsid="0012faf8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12faf8" officeooo:paragraph-rsid="0012faf8" style:font-weight-asian="normal" style:font-weight-complex="normal"/>
    </style:style>
    <style:style style:name="P27" style:family="paragraph" style:parent-style-name="Standard" style:list-style-name="L4">
      <style:text-properties style:text-underline-style="none" fo:font-weight="bold" officeooo:rsid="0015a58c" officeooo:paragraph-rsid="0015a58c" style:font-weight-asian="bold" style:font-weight-complex="bold"/>
    </style:style>
    <style:style style:name="P28" style:family="paragraph" style:parent-style-name="Standard" style:list-style-name="L4">
      <style:text-properties style:text-underline-style="none" fo:font-weight="bold" officeooo:rsid="00165551" officeooo:paragraph-rsid="00165551" style:font-weight-asian="bold" style:font-weight-complex="bold"/>
    </style:style>
    <style:style style:name="P29" style:family="paragraph" style:parent-style-name="Standard" style:list-style-name="L4">
      <style:text-properties style:text-underline-style="none" fo:font-weight="bold" officeooo:rsid="0016eb47" officeooo:paragraph-rsid="0016eb47" style:font-weight-asian="bold" style:font-weight-complex="bold"/>
    </style:style>
    <style:style style:name="P30" style:family="paragraph" style:parent-style-name="Standard" style:list-style-name="L4">
      <style:text-properties fo:font-style="italic" style:text-underline-style="none" fo:font-weight="bold" officeooo:rsid="0016eb47" officeooo:paragraph-rsid="0016eb47" style:font-style-asian="italic" style:font-weight-asian="bold" style:font-style-complex="italic" style:font-weight-complex="bold"/>
    </style:style>
    <style:style style:name="P31" style:family="paragraph" style:parent-style-name="Standard" style:list-style-name="L4">
      <style:text-properties fo:font-style="italic" style:text-underline-style="none" fo:font-weight="bold" officeooo:rsid="0017154b" officeooo:paragraph-rsid="0017154b" style:font-style-asian="italic" style:font-weight-asian="bold" style:font-style-complex="italic" style:font-weight-complex="bold"/>
    </style:style>
    <style:style style:name="P32" style:family="paragraph" style:parent-style-name="Standard" style:list-style-name="L4">
      <style:text-properties fo:font-style="italic" style:text-underline-style="none" fo:font-weight="bold" officeooo:rsid="0017d130" officeooo:paragraph-rsid="0017d130" style:font-style-asian="italic" style:font-weight-asian="bold" style:font-style-complex="italic" style:font-weight-complex="bold"/>
    </style:style>
    <style:style style:name="P33" style:family="paragraph" style:parent-style-name="Standard" style:list-style-name="L4">
      <style:text-properties fo:font-style="italic" style:text-underline-style="none" fo:font-weight="bold" officeooo:rsid="0018c5fd" officeooo:paragraph-rsid="0018c5fd" style:font-style-asian="italic" style:font-weight-asian="bold" style:font-style-complex="italic" style:font-weight-complex="bold"/>
    </style:style>
    <style:style style:name="P34" style:family="paragraph" style:parent-style-name="Standard" style:list-style-name="L4">
      <style:text-properties fo:font-style="italic" style:text-underline-style="none" fo:font-weight="bold" officeooo:rsid="001b284f" officeooo:paragraph-rsid="001b284f" style:font-style-asian="italic" style:font-weight-asian="bold" style:font-style-complex="italic" style:font-weight-complex="bold"/>
    </style:style>
    <style:style style:name="P35" style:family="paragraph" style:parent-style-name="Standard" style:list-style-name="L4">
      <style:text-properties fo:font-style="italic" style:text-underline-style="none" fo:font-weight="bold" officeooo:rsid="001b6236" officeooo:paragraph-rsid="001b6236" style:font-style-asian="italic" style:font-weight-asian="bold" style:font-style-complex="italic" style:font-weight-complex="bold"/>
    </style:style>
    <style:style style:name="P36" style:family="paragraph" style:parent-style-name="Standard" style:list-style-name="L4">
      <style:text-properties fo:font-style="italic" style:text-underline-style="none" fo:font-weight="bold" officeooo:rsid="001bcc3c" officeooo:paragraph-rsid="001bcc3c" style:font-style-asian="italic" style:font-weight-asian="bold" style:font-style-complex="italic" style:font-weight-complex="bold"/>
    </style:style>
    <style:style style:name="P37" style:family="paragraph" style:parent-style-name="Standard" style:list-style-name="L4">
      <style:text-properties fo:font-style="italic" style:text-underline-style="none" fo:font-weight="bold" officeooo:rsid="001d5712" officeooo:paragraph-rsid="001d5712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text-properties fo:font-style="italic" style:text-underline-style="none" fo:font-weight="bold" officeooo:rsid="001dfab3" officeooo:paragraph-rsid="001dfab3" style:font-style-asian="italic" style:font-weight-asian="bold" style:font-style-complex="italic" style:font-weight-complex="bold"/>
    </style:style>
    <style:style style:name="P39" style:family="paragraph" style:parent-style-name="Standard" style:list-style-name="L4">
      <style:text-properties fo:font-style="italic" style:text-underline-style="none" fo:font-weight="bold" officeooo:rsid="001f157d" officeooo:paragraph-rsid="001f157d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text-properties fo:font-style="italic" style:text-underline-style="none" fo:font-weight="bold" officeooo:rsid="00201a78" officeooo:paragraph-rsid="00201a78" style:font-style-asian="italic" style:font-weight-asian="bold" style:font-style-complex="italic" style:font-weight-complex="bold"/>
    </style:style>
    <style:style style:name="P41" style:family="paragraph" style:parent-style-name="Standard" style:list-style-name="L4">
      <style:text-properties fo:font-style="normal" style:text-underline-style="none" fo:font-weight="bold" officeooo:rsid="0020955f" officeooo:paragraph-rsid="0020955f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20955f" officeooo:paragraph-rsid="0020955f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228778" officeooo:paragraph-rsid="00228778" style:font-style-asian="normal" style:font-weight-asian="bold" style:font-style-complex="normal" style:font-weight-complex="bold"/>
    </style:style>
    <style:style style:name="P44" style:family="paragraph" style:parent-style-name="Standard" style:list-style-name="L5">
      <style:text-properties fo:font-style="normal" style:text-underline-style="none" fo:font-weight="bold" officeooo:rsid="00228778" officeooo:paragraph-rsid="00228778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bold" officeooo:rsid="0022c034" officeooo:paragraph-rsid="0022c034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245595" officeooo:paragraph-rsid="00245595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1b2b" style:font-weight-asian="normal" style:font-weight-complex="normal"/>
    </style:style>
    <style:style style:name="T4" style:family="text">
      <style:text-properties fo:font-weight="normal" officeooo:rsid="0007c017" style:font-weight-asian="normal" style:font-weight-complex="normal"/>
    </style:style>
    <style:style style:name="T5" style:family="text">
      <style:text-properties fo:font-weight="normal" officeooo:rsid="0008f26d" style:font-weight-asian="normal" style:font-weight-complex="normal"/>
    </style:style>
    <style:style style:name="T6" style:family="text">
      <style:text-properties fo:font-weight="normal" officeooo:rsid="0009edff" style:font-weight-asian="normal" style:font-weight-complex="normal"/>
    </style:style>
    <style:style style:name="T7" style:family="text">
      <style:text-properties fo:font-weight="normal" officeooo:rsid="0018c5fd" style:font-weight-asian="normal" style:font-weight-complex="normal"/>
    </style:style>
    <style:style style:name="T8" style:family="text">
      <style:text-properties officeooo:rsid="0008f26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b83bd" style:font-weight-asian="normal" style:font-weight-complex="normal"/>
    </style:style>
    <style:style style:name="T13" style:family="text">
      <style:text-properties style:text-underline-style="none" fo:font-weight="normal" officeooo:rsid="000ccc7e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c5f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7fdd" style:font-style-asian="normal" style:font-weight-asian="normal" style:font-style-complex="normal" style:font-weight-complex="normal"/>
    </style:style>
    <style:style style:name="T18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ditar é testar a eficiência e a eficácia do controle patrimonial, não se limitando aos aspectos contábeis. Por ser uma <text:span text:style-name="T2">atividade crítica, traduz-se na </text:span><text:span text:style-name="T1">emissão de uma opinião sobre as atividades verificadas</text:span><text:span text:style-name="T2">.</text:span></text:p>
      <text:p text:style-name="P12"/>
      <text:p text:style-name="P3">Objeto da auditoria<text:span text:style-name="T2">: </text:span><text:span text:style-name="T3">conjunto de todos os elementos de controle do patrimônio administrado, os quais compreendem registros contábeis, papéis, documentos, fichas, arquivos e anotações que comprovem a veracidade dos registros e a legitimidade dos atos da administração, bem como sua sinceridade na defesa dos interesses patrimoniais.</text:span></text:p>
      <text:p text:style-name="P13"/>
      <text:p text:style-name="P4">Natureza da auditoria<text:span text:style-name="T2">: </text:span><text:span text:style-name="T4">técnica contábil.</text:span></text:p>
      <text:p text:style-name="P14"/>
      <text:p text:style-name="P5">Objetivo da auditoria<text:span text:style-name="T2">: certificação da veracidade das demonstrações contábeis e detecção de disfunções do patrimônio. Segundo a NBC TA 200, o objetivo é </text:span>aumentar o grau de confiança nas demonstrações contábeis por parte dos usuários<text:span text:style-name="T2">. </text:span><text:span text:style-name="T5">Isso é alcançado mediante a emissão de uma </text:span><text:span text:style-name="T8">opinião pelo auditor</text:span><text:span text:style-name="T5"> sobre se as demonstrações contábeis foram elaboradas, em todos os aspectos </text:span><text:span text:style-name="T8">relevantes</text:span><text:span text:style-name="T5">, <text:s/>em conformidade com uma estrutura de </text:span><text:span text:style-name="T8">relatório financeiro aplicável</text:span><text:span text:style-name="T5">.</text:span></text:p>
      <text:p text:style-name="P15"/>
      <text:p text:style-name="P6"><text:span text:style-name="T2">A principal responsável pela </text:span>detecção de fraudes<text:span text:style-name="T2"> é a própria </text:span>administração <text:span text:style-name="T6">(e responsáveis pela governança da entidade)</text:span><text:span text:style-name="T2">, e não a auditoria.</text:span></text:p>
      <text:p text:style-name="P16"/>
      <text:p text:style-name="P7">Trabalho de Asseguração<text:span text:style-name="T2">: trabalho no qual o auditor </text:span><text:span text:style-name="T9">independente</text:span><text:span text:style-name="T11"> visa </text:span><text:span text:style-name="T10">obter evidências</text:span><text:span text:style-name="T11"> </text:span><text:span text:style-name="T10">apropriadas e suficientes</text:span><text:span text:style-name="T11"> para expressar sua conclusão, de forma a aumentar o grau de confiança dos usuários previstos sobre o resultado da mensuração ou avaliação do objeto, de acordo com os critérios que sejam aplicáveis. </text:span><text:span text:style-name="T12">Há dois tipos de asseguração:</text:span></text:p>
      <text:list xml:id="list2482442022316467844" text:style-name="L1">
        <text:list-item>
          <text:p text:style-name="P17"><text:span text:style-name="T10">asseguração razoável</text:span><text:span text:style-name="T11">: objetiva reduzir o risco do trabalho de asseguração a um nível aceitavelmente baixo, considerando as circunstâncias do trabalho como base para uma forma </text:span><text:span text:style-name="T10">positiva</text:span><text:span text:style-name="T11"> de expressão da conclusão do auditor independente. </text:span><text:span text:style-name="T13">Ex.: auditoria</text:span><text:span text:style-name="T11">;</text:span></text:p>
        </text:list-item>
        <text:list-item>
          <text:p text:style-name="P18"><text:span text:style-name="T10">asseguração limitada</text:span><text:span text:style-name="T11">: objetiva reduzir o risco de trabalho de asseguração a um nível que seja aceitável, considerando as circunstâncias do trabalho, mas em que o risco seja maior do que no trabalho de asseguração razoável, como base para uma forma </text:span><text:span text:style-name="T10">negativa</text:span><text:span text:style-name="T11"> de expressão da conclusão do auditor independente. Ex.: revisão.</text:span></text:p>
        </text:list-item>
      </text:list>
      <text:p text:style-name="P21"/>
      <text:p text:style-name="P8"><text:span text:style-name="T10">Trabalho de Atestação</text:span><text:span text:style-name="T11">: profissional, que não o auditor independente, deve mensurar ou avaliar o objeto de acordo com os critérios aplicáveis. Também deve apresentar a informação resultante do objeto no relatório ou afirmação.</text:span></text:p>
      <text:p text:style-name="P22"/>
      <text:p text:style-name="P8"><text:span text:style-name="T10">Trabalho Direto</text:span><text:span text:style-name="T11">: o auditor deve mensurar ou avaliar o objeto de acordo com os critérios aplicáveis. Adicionalmente, deve aplicar as habilidades e técnicas de asseguração para obter evidencias apropriadas e suficientes sobre o resultado da mensuração ou avaliação do objeto.</text:span></text:p>
      <text:p text:style-name="P22"/>
      <text:p text:style-name="P9"><text:span text:style-name="T10">Pré-condições para trabalho de asseguração</text:span><text:span text:style-name="T11">:</text:span></text:p>
      <text:list xml:id="list2789918499334205617" text:style-name="L2">
        <text:list-item>
          <text:p text:style-name="P23">funções e responsabilidades das partes apropriadas;</text:p>
        </text:list-item>
        <text:list-item>
          <text:p text:style-name="P23">trabalho apresenta todas as seguintes características:</text:p>
          <text:list>
            <text:list-item>
              <text:p text:style-name="P23">objeto apropriado;</text:p>
            </text:list-item>
            <text:list-item>
              <text:p text:style-name="P23">critérios que o auditor independente espera que sejam aplicados na elaboração da informação do objeto são apropriados às circunstâncias do trabalho;</text:p>
            </text:list-item>
            <text:list-item>
              <text:p text:style-name="P23"><text:soft-page-break/>critérios que o auditor independente espera que sejam aplicados na elaboração da informação do objeto estarão disponíveis aos usuários previstos;</text:p>
            </text:list-item>
            <text:list-item>
              <text:p text:style-name="P23">auditor independente espera ser capaz de obter a evidência necessária para fundamentar a sua conclusão;</text:p>
            </text:list-item>
            <text:list-item>
              <text:p text:style-name="P23">conclusão do auditor independente será incluída no relatório; e</text:p>
            </text:list-item>
            <text:list-item>
              <text:p text:style-name="P23">propósito racional incluindo, no caso de trabalho de asseguração limitada, que o auditor independente espera ser capaz de obter nível apropriado de segurança.</text:p>
            </text:list-item>
          </text:list>
        </text:list-item>
      </text:list>
      <text:p text:style-name="P24"/>
      <text:p text:style-name="P9"><text:span text:style-name="T10">Elementos do trabalho de asseguração</text:span><text:span text:style-name="T11">:</text:span></text:p>
      <text:list xml:id="list8976417253562498929" text:style-name="L3">
        <text:list-item>
          <text:p text:style-name="P19"><text:span text:style-name="T10">relação de 3 partes</text:span><text:span text:style-name="T11"> – auditor independente, parte responsável e usuários previstos;</text:span></text:p>
        </text:list-item>
        <text:list-item>
          <text:p text:style-name="P19"><text:span text:style-name="T10">objeto</text:span><text:span text:style-name="T11"> apropriado;</text:span></text:p>
        </text:list-item>
        <text:list-item>
          <text:p text:style-name="P19"><text:span text:style-name="T10">critérios</text:span><text:span text:style-name="T11"> aplicáveis;</text:span></text:p>
        </text:list-item>
        <text:list-item>
          <text:p text:style-name="P19"><text:span text:style-name="T10">evidências</text:span><text:span text:style-name="T11"> apropriadas e suficientes; e</text:span></text:p>
        </text:list-item>
        <text:list-item>
          <text:p text:style-name="P19"><text:span text:style-name="T10">relatório</text:span><text:span text:style-name="T11"> de asseguração escrito no formado apropriado ao trabalho de asseguração razoável ou de asseguração limitada.</text:span></text:p>
        </text:list-item>
      </text:list>
      <text:p text:style-name="P2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1">Auditoria é espécie do gênero Asseguração.</text:p>
            <text:p text:style-name="P11"/>
            <text:p text:style-name="P11">O auditor independente não realiza apenas trabalhos de Asseguração.</text:p>
            <text:p text:style-name="P11"/>
            <text:p text:style-name="P11">Em trabalhos de Asseguração, há 3 partes: auditor, responsável e usuários.</text:p>
          </table:table-cell>
        </table:table-row>
      </table:table>
      <text:p text:style-name="P25"/>
      <text:p text:style-name="P10"><text:span text:style-name="T10">Requisitos profissionais</text:span><text:span text:style-name="T11">:</text:span></text:p>
      <text:list xml:id="list6128652029513174941" text:style-name="L4">
        <text:list-item>
          <text:p text:style-name="P20"><text:span text:style-name="T10">Ética profissional</text:span><text:span text:style-name="T11">:</text:span></text:p>
          <text:list>
            <text:list-item>
              <text:p text:style-name="P26">Para NBC TA 200:</text:p>
              <text:list>
                <text:list-item>
                  <text:p text:style-name="P26">integridade;</text:p>
                </text:list-item>
                <text:list-item>
                  <text:p text:style-name="P26">competência e zelo profissional;</text:p>
                </text:list-item>
                <text:list-item>
                  <text:p text:style-name="P26">objetividade;</text:p>
                </text:list-item>
                <text:list-item>
                  <text:p text:style-name="P26">confidencialidade;</text:p>
                </text:list-item>
                <text:list-item>
                  <text:p text:style-name="P26">comportamento profissional;</text:p>
                </text:list-item>
              </text:list>
            </text:list-item>
            <text:list-item>
              <text:p text:style-name="P26">Para Código de Ética Profissional do Contador:</text:p>
              <text:list>
                <text:list-item>
                  <text:p text:style-name="P26">zelo, integridade e competência;</text:p>
                </text:list-item>
                <text:list-item>
                  <text:p text:style-name="P26">confidencialidade;</text:p>
                </text:list-item>
                <text:list-item>
                  <text:p text:style-name="P26">eficiência (inteirar-se de todas as circunstâncias, antes de emitir opinião);</text:p>
                </text:list-item>
                <text:list-item>
                  <text:p text:style-name="P26">credibilidade;</text:p>
                </text:list-item>
                <text:list-item>
                  <text:p text:style-name="P26">qualidade (cumprir Programas Obrigatórios de Educação Continuada do CFC);</text:p>
                </text:list-item>
              </text:list>
            </text:list-item>
          </text:list>
        </text:list-item>
        <text:list-item>
          <text:p text:style-name="P27">Integridade<text:span text:style-name="T2">:</text:span></text:p>
          <text:list>
            <text:list-item>
              <text:p text:style-name="P27"><text:span text:style-name="T2">valor central da ética do auditor;</text:span></text:p>
            </text:list-item>
            <text:list-item>
              <text:p text:style-name="P27"><text:span text:style-name="T2">medida em função do que é correto e justo;</text:span></text:p>
            </text:list-item>
            <text:list-item>
              <text:p text:style-name="P27"><text:span text:style-name="T2">a percepção da integridade dos auditores é que faz com que a confiança da sociedade em seu trabalho seja preservada;</text:span></text:p>
            </text:list-item>
          </text:list>
        </text:list-item>
        <text:list-item>
          <text:p text:style-name="P27">Eficiência<text:span text:style-name="T2">:</text:span></text:p>
          <text:list>
            <text:list-item>
              <text:p text:style-name="P28"><text:span text:style-name="T2">serviço de auditoria independente conforme padrões técnicos adequados;</text:span></text:p>
            </text:list-item>
            <text:list-item>
              <text:p text:style-name="P28"><text:span text:style-name="T2">auditor deve inteirar-se de todas as circunstâncias, antes de emitir opinião sobre qualquer caso, visando a manutenção da credibilidade;</text:span></text:p>
            </text:list-item>
            <text:list-item>
              <text:p text:style-name="P28"><text:soft-page-break/><text:span text:style-name="T2">relatórios e pareceres devem atender aos objetivos da auditoria;</text:span></text:p>
            </text:list-item>
          </text:list>
        </text:list-item>
        <text:list-item>
          <text:p text:style-name="P28">Independência<text:span text:style-name="T2">:</text:span></text:p>
          <text:list>
            <text:list-item>
              <text:p text:style-name="P28"><text:span text:style-name="T2">conceitos sobre a independência devem ser aplicados por auditores para:</text:span></text:p>
              <text:list>
                <text:list-item>
                  <text:p text:style-name="P28"><text:span text:style-name="T2">identificar ameaças à independência;</text:span></text:p>
                </text:list-item>
                <text:list-item>
                  <text:p text:style-name="P28"><text:span text:style-name="T2">avaliar a importância das ameaças identificadas;</text:span></text:p>
                </text:list-item>
                <text:list-item>
                  <text:p text:style-name="P28"><text:span text:style-name="T2">aplicar salvaguardas, quando necessário, para eliminar as ameaças ou reduzi-las a um nível acessível;</text:span></text:p>
                </text:list-item>
              </text:list>
            </text:list-item>
            <text:list-item>
              <text:p text:style-name="P28"><text:span text:style-name="T2">é a capacidade que a entidade de auditoria tem de julgar e atuar com integridade e objetividade;</text:span></text:p>
            </text:list-item>
            <text:list-item>
              <text:p text:style-name="P28"><text:span text:style-name="T2">se salvaguardas apropriadas </text:span>não<text:span text:style-name="T2"> estão disponíveis ou </text:span>não<text:span text:style-name="T2"> podem ser aplicadas para eliminar as ameaças ou reduzi-las a um nível aceitável, o auditor deve </text:span>eliminar a circunstância<text:span text:style-name="T2"> ou relacionamento que cria as ameaças, </text:span>declinar ou descontinuar<text:span text:style-name="T2"> o trabalho de auditoria. O auditor deve usar julgamento profissional ao aplicar estes conceitos sobre independência;</text:span></text:p>
            </text:list-item>
            <text:list-item>
              <text:p text:style-name="P29"><text:span text:style-name="T2">independência compreende:</text:span></text:p>
              <text:list>
                <text:list-item>
                  <text:p text:style-name="P30"><text:span text:style-name="T2">independência de pensamento</text:span><text:span text:style-name="T15"> – postura que permite a apresentação de conclusão que não sofra efeitos de influências que comprometam o julgamento profissional, permitindo que a pessoa atue com integridade, objetividade e ceticismo profissional;</text:span></text:p>
                </text:list-item>
                <text:list-item>
                  <text:p text:style-name="P31"><text:span text:style-name="T2">aparência de independência</text:span><text:span text:style-name="T15"> – evitar fatos e circunstâncias significativos a ponto de um terceiro bem informado, tendo conhecimento de todas as informações pertinentes, incluindo as salvaguardas aplicadas, concluir dentro do razoável que a integridade, a objetividade ou o ceticismo profissional da entidade de auditoria ou de membro da equipe de auditoria ficaram comprometidos;</text:span></text:p>
                </text:list-item>
              </text:list>
            </text:list-item>
            <text:list-item>
              <text:p text:style-name="P32"><text:span text:style-name="T15">ameaças à independência:</text:span></text:p>
              <text:list>
                <text:list-item>
                  <text:p text:style-name="P32"><text:span text:style-name="T2">ameaça de interesse pró</text:span><text:span text:style-name="T7">p</text:span><text:span text:style-name="T2">rio</text:span><text:span text:style-name="T15"> – interesse financeiro ou outro influenciará de forma não apropriada o julgamento ou o comportamento do auditor;</text:span></text:p>
                </text:list-item>
                <text:list-item>
                  <text:p text:style-name="P32"><text:span text:style-name="T2">ameaça de auto revisão</text:span><text:span text:style-name="T15"> – auditor não avaliará apropriadamente os resultados de julgamento dado ou serviço prestado anteriormente por ele nos quais o auditor confiará para formar um julgamento como parte da prestação do serviço atual;</text:span></text:p>
                </text:list-item>
                <text:list-item>
                  <text:p text:style-name="P32"><text:span text:style-name="T2">ameaça de defesa do interesse do cliente – </text:span><text:span text:style-name="T16">auditor promoverá ou defenderá a posição de seu cliente a ponto em que a sua objetividade fique comprometida;</text:span></text:p>
                </text:list-item>
                <text:list-item>
                  <text:p text:style-name="P33"><text:span text:style-name="T2">ameaça de familiaridade</text:span><text:span text:style-name="T15"> – relacionamento longo ou próximo com o cliente, auditor torna-se solidário aos interesses dele ou aceitará seu trabalho sem muito questionamento;</text:span></text:p>
                </text:list-item>
                <text:list-item>
                  <text:p text:style-name="P33"><text:span text:style-name="T2">ameaça de intimidação</text:span><text:span text:style-name="T15"> – </text:span><text:span text:style-name="T17">auditor será dissuadido de agir objetivamente em decorrência de pressões reais ou aparentes, incluindo tentativas de exercer influência indevida sobre o auditor;</text:span></text:p>
                </text:list-item>
              </text:list>
            </text:list-item>
            <text:list-item>
              <text:p text:style-name="P34"><text:span text:style-name="T17">a </text:span><text:span text:style-name="T14">independência</text:span><text:span text:style-name="T15"> do auditor está intimamente ligada não apenas à </text:span><text:span text:style-name="T14">ética profissional</text:span><text:span text:style-name="T15">, mas também à </text:span><text:span text:style-name="T14">qualidade das auditorias</text:span><text:span text:style-name="T15"> realizadas;</text:span></text:p>
            </text:list-item>
          </text:list>
        </text:list-item>
        <text:list-item>
          <text:p text:style-name="P35"><text:span text:style-name="T14">Confidencialidade</text:span><text:span text:style-name="T15">:</text:span></text:p>
          <text:list>
            <text:list-item>
              <text:p text:style-name="P35"><text:span text:style-name="T15">a necessidade de manter sigilo permanece mesmo após o término das relações entre o profissional da contabilidade e seu cliente ou empregador;</text:span></text:p>
            </text:list-item>
            <text:list-item>
              <text:p text:style-name="P36"><text:span text:style-name="T15">obrigação de abster-se de:</text:span></text:p>
              <text:list>
                <text:list-item>
                  <text:p text:style-name="P36"><text:span text:style-name="T15">divulgar fora da firma ou organização empregadora informações sigilosas obtidas em decorrência de relacionamentos profissionais e comerciais, sem estar prévia e </text:span><text:soft-page-break/><text:span text:style-name="T15">especificamente autorizado pelo cliente, por escrito, </text:span><text:span text:style-name="T2">a menos que haja um direito ou dever legal ou profissional de divulgação</text:span><text:span text:style-name="T15">; e</text:span></text:p>
                </text:list-item>
                <text:list-item>
                  <text:p text:style-name="P36"><text:span text:style-name="T15">usar, para si ou para outrem, informações obtidas em decorrência de relacionamentos profissionais e comerciais para obtenção de vantagem pessoal;</text:span></text:p>
                </text:list-item>
              </text:list>
            </text:list-item>
            <text:list-item>
              <text:p text:style-name="P37"><text:span text:style-name="T15">a divulgação é possível quando:</text:span></text:p>
              <text:list>
                <text:list-item>
                  <text:p text:style-name="P37"><text:span text:style-name="T15">permitida por lei e autorizada pelo cliente ou empregador, </text:span><text:span text:style-name="T14">por escrito</text:span><text:span text:style-name="T15">;</text:span></text:p>
                </text:list-item>
                <text:list-item>
                  <text:p text:style-name="P37"><text:span text:style-name="T15">exigida por lei;</text:span></text:p>
                </text:list-item>
                <text:list-item>
                  <text:p text:style-name="P37"><text:span text:style-name="T15">há dever ou direito profissional de divulgação, se não proibido por lei;</text:span></text:p>
                </text:list-item>
              </text:list>
            </text:list-item>
          </text:list>
        </text:list-item>
        <text:list-item>
          <text:p text:style-name="P38"><text:span text:style-name="T14">Ceticismo profissional</text:span><text:span text:style-name="T15">:</text:span></text:p>
          <text:list>
            <text:list-item>
              <text:p text:style-name="P38"><text:span text:style-name="T15">reconhecer que existem circunstâncias que causam distorção relevante nas demonstrações contábeis;</text:span></text:p>
            </text:list-item>
            <text:list-item>
              <text:p text:style-name="P39"><text:span text:style-name="T15">alerta para condições que possam indicar possível distorção devido a erro ou fraude;</text:span></text:p>
            </text:list-item>
            <text:list-item>
              <text:p text:style-name="P39"><text:span text:style-name="T15">avaliação crítica das evidências de auditoria;</text:span></text:p>
            </text:list-item>
          </text:list>
        </text:list-item>
        <text:list-item>
          <text:p text:style-name="P39"><text:span text:style-name="T14">Julgamento profissional</text:span><text:span text:style-name="T15">:</text:span></text:p>
          <text:list>
            <text:list-item>
              <text:p text:style-name="P40"><text:span text:style-name="T15">julgamento profissional é necessário em decisões sobre:</text:span></text:p>
              <text:list>
                <text:list-item>
                  <text:p text:style-name="P40"><text:span text:style-name="T2">materialidade e risco</text:span><text:span text:style-name="T15"> de auditoria;</text:span></text:p>
                </text:list-item>
                <text:list-item>
                  <text:p text:style-name="P40"><text:span text:style-name="T2">natureza, época e extensão</text:span><text:span text:style-name="T15"> dos procedimentos de auditoria aplicados para o cumprimento das exigências das normas de auditoria e a coleta de evidências de auditoria;</text:span></text:p>
                </text:list-item>
                <text:list-item>
                  <text:p text:style-name="P40"><text:span text:style-name="T15">avaliar e foi obtida </text:span><text:span text:style-name="T2">evidência suficiente e apropriada</text:span><text:span text:style-name="T15"> e se algo mais precisa ser feito para que sejam cumpridos os objetivos das NBC TA’s e, com isso, os objetivos gerais do auditor;</text:span></text:p>
                </text:list-item>
                <text:list-item>
                  <text:p text:style-name="P40"><text:span text:style-name="T15">avaliação das opiniões da administração na aplicação da estrutura de relatório financeiro aplicável da entidade;</text:span></text:p>
                </text:list-item>
                <text:list-item>
                  <text:p text:style-name="P40"><text:span text:style-name="T15">extração de conclusões baseadas nas evidências de auditoria obtidas, por exemplo, pela avaliação da razoabilidade das estimativas feitas pela administração na elaboração das demonstrações contábeis;</text:span></text:p>
                </text:list-item>
              </text:list>
            </text:list-item>
          </text:list>
        </text:list-item>
        <text:list-item>
          <text:p text:style-name="P41">Evidência de auditoria apropria e suficiente e risco de auditoria<text:span text:style-name="T2">:</text:span></text:p>
        </text:list-item>
        <text:list-item>
          <text:p text:style-name="P41">Condução da auditoria em conformidade com NBC TA’s<text:span text:style-name="T2">:</text:span></text:p>
          <text:list>
            <text:list-item>
              <text:p text:style-name="P41"><text:span text:style-name="T2">normas guiam o auditor na condução dos trabalhos;</text:span></text:p>
            </text:list-item>
            <text:list-item>
              <text:p text:style-name="P41"><text:span text:style-name="T2">auditor deve cumprir com exigências legais e regulatórias, além das NBC TA’s;</text:span></text:p>
            </text:list-item>
            <text:list-item>
              <text:p text:style-name="P41"><text:span text:style-name="T2">conformidade com as NBC TA’s relevantes + procedimentos adicionais.</text:span></text:p>
            </text:list-item>
          </text:list>
        </text:list-item>
      </text:list>
      <text:p text:style-name="P42"><text:span text:style-name="T18"/></text:p>
      <text:p text:style-name="P43">Responsabilidade legal<text:span text:style-name="T2">:</text:span></text:p>
      <text:list xml:id="list7298358895289707286" text:style-name="L5">
        <text:list-item>
          <text:p text:style-name="P44">Responsabilidade profissional<text:span text:style-name="T2">: sanções disciplinares aplicadas pelo CFC;</text:span></text:p>
        </text:list-item>
        <text:list-item>
          <text:p text:style-name="P44">Responsabilidade civil<text:span text:style-name="T2">;</text:span></text:p>
        </text:list-item>
        <text:list-item>
          <text:p text:style-name="P44">Responsabilidade com clientes<text:span text:style-name="T2">: auditor deve agir de acordo com os termos de seu contrato com o cliente.</text:span></text:p>
        </text:list-item>
      </text:list>
      <text:p text:style-name="P43"><text:span text:style-name="T2"/></text:p>
      <text:p text:style-name="P43"><text:span text:style-name="T2">A responsabilidade primária na prevenção e na identificação de fraudes e erros é da </text:span>administração da entidade<text:span text:style-name="T2">, e não do auditor.</text:span></text:p>
      <text:p text:style-name="P43"><text:span text:style-name="T2"/></text:p>
      <text:p text:style-name="P45"><text:span text:style-name="T2">É atribuição da </text:span>auditoria interna<text:span text:style-name="T2"> assessorar a administração da entidade, informando-a, </text:span>sempre por escrito<text:span text:style-name="T2"> e de maneira </text:span>reservada<text:span text:style-name="T2">, quaisquer indícios de irregularidades detectadas.</text:span></text:p>
      <text:p text:style-name="P45"><text:span text:style-name="T2"/></text:p>
      <text:p text:style-name="P46"><text:soft-page-break/><text:span text:style-name="T2">A </text:span>finalidade<text:span text:style-name="T2"> da </text:span>auditoria interna<text:span text:style-name="T2"> é agregar valor ao resultado da organização, apresentando subsídios para o aperfeiçoamento dos </text:span>processos, da gestão e dos controles internos<text:span text:style-name="T2">, por meio da recomendação de soluções para as não conformidades apontadas nos relatór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f5e" officeooo:paragraph-rsid="0000ef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s de auditoria e da pessoa do auditor. Auditoria interna x externa. Objetivos gerais do auditor independente. Responsabilidade legal. Ética profissional. Independência. Controle de qualidade da auditoria de Demonstrações Contábe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5:51:01.545329595</meta:creation-date>
    <dc:date>2018-02-19T18:26:49.920544062</dc:date>
    <meta:editing-duration>PT2H7M53S</meta:editing-duration>
    <meta:editing-cycles>31</meta:editing-cycles>
    <meta:generator>LibreOffice/5.2.7.2$Linux_X86_64 LibreOffice_project/20m0$Build-2</meta:generator>
    <meta:document-statistic meta:table-count="1" meta:image-count="0" meta:object-count="0" meta:page-count="5" meta:paragraph-count="100" meta:word-count="1549" meta:character-count="10440" meta:non-whitespace-character-count="9062"/>
  </office:meta>
</office:document-meta>
</file>